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6374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table:style-name="ce1"/>
          <table:table-cell office:value-type="string" table:style-name="ce1">
            <text:p>Epidemiological Weeka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ncidence Ratec</text:p>
          </table:table-cell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5.871000000000002" table:style-name="ce1">
            <text:p>35.8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string" table:style-name="ce1">
            <text:p>Week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17</text:p>
          </table:table-cell>
          <table:table-cell office:value-type="float" office:value="0" table:style-name="ce1">
            <text:p>0</text:p>
          </table:table-cell>
          <table:table-cell office:value-type="float" office:value="125.235" table:style-name="ce1">
            <text:p>125.23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25.12700000000001" table:style-name="ce1">
            <text:p>325.127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47" table:style-name="ce1">
            <text:p>34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string" table:style-name="ce1">
            <text:p>Week</text:p>
          </table:table-cell>
          <table:table-cell office:value-type="float" office:value="11" table:style-name="ce1">
            <text:p>11</text:p>
          </table:table-cell>
          <table:table-cell office:value-type="float" office:value="1.3089999999999999" table:style-name="ce1">
            <text:p>1.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6,2</text:p>
          </table:table-cell>
          <table:table-cell office:value-type="float" office:value="0" table:style-name="ce1">
            <text:p>0</text:p>
          </table:table-cell>
          <table:table-cell office:value-type="float" office:value="5.0010000000000003" table:style-name="ce1">
            <text:p>5.0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string" table:style-name="ce1">
            <text:p>Week</text:p>
          </table:table-cell>
          <table:table-cell office:value-type="float" office:value="12" table:style-name="ce1">
            <text:p>12</text:p>
          </table:table-cell>
          <table:table-cell office:value-type="float" office:value="4.0869999999999997" table:style-name="ce1">
            <text:p>4.0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,6</text:p>
          </table:table-cell>
          <table:table-cell office:value-type="float" office:value="0" table:style-name="ce1">
            <text:p>0</text:p>
          </table:table-cell>
          <table:table-cell office:value-type="float" office:value="6.4260000000000002" table:style-name="ce1">
            <text:p>6.42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string" table:style-name="ce1">
            <text:p>Week</text:p>
          </table:table-cell>
          <table:table-cell office:value-type="float" office:value="5" table:style-name="ce1">
            <text:p>5</text:p>
          </table:table-cell>
          <table:table-cell office:value-type="float" office:value="719" table:style-name="ce1">
            <text:p>71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5</text:p>
          </table:table-cell>
          <table:table-cell office:value-type="float" office:value="0" table:style-name="ce1">
            <text:p>0</text:p>
          </table:table-cell>
          <table:table-cell office:value-type="float" office:value="16.254999999999999" table:style-name="ce1">
            <text:p>16.25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string" table:style-name="ce1">
            <text:p>Week</text:p>
          </table:table-cell>
          <table:table-cell office:value-type="float" office:value="10" table:style-name="ce1">
            <text:p>10</text:p>
          </table:table-cell>
          <table:table-cell office:value-type="float" office:value="6.6020000000000003" table:style-name="ce1">
            <text:p>6.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8,4</text:p>
          </table:table-cell>
          <table:table-cell office:value-type="float" office:value="0" table:style-name="ce1">
            <text:p>0</text:p>
          </table:table-cell>
          <table:table-cell office:value-type="float" office:value="8.423" table:style-name="ce1">
            <text:p>8.4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string" table:style-name="ce1">
            <text:p>Week</text:p>
          </table:table-cell>
          <table:table-cell office:value-type="float" office:value="8" table:style-name="ce1">
            <text:p>8</text:p>
          </table:table-cell>
          <table:table-cell office:value-type="float" office:value="3.657" table:style-name="ce1">
            <text:p>3.657</text:p>
          </table:table-cell>
          <table:table-cell office:value-type="float" office:value="268" table:style-name="ce1">
            <text:p>2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2,7</text:p>
          </table:table-cell>
          <table:table-cell office:value-type="float" office:value="0" table:style-name="ce1">
            <text:p>0</text:p>
          </table:table-cell>
          <table:table-cell office:value-type="float" office:value="6.2560000000000002" table:style-name="ce1">
            <text:p>6.25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string" table:style-name="ce1">
            <text:p>Week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3.9870000000000001" table:style-name="ce1">
            <text:p>3.987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16.373999999999999" table:style-name="ce1">
            <text:p>16.374</text:p>
          </table:table-cell>
          <table:table-cell office:value-type="float" office:value="288" table:style-name="ce1">
            <text:p>2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5,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1.247999999999999" table:style-name="ce1">
            <text:p>11.2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0.651999999999999" table:style-name="ce1">
            <text:p>10.6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261" table:style-name="ce1">
            <text:p>2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daloupe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470" table:style-name="ce1">
            <text:p>4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aiti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0.603" table:style-name="ce1">
            <text:p>10.60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405" table:style-name="ce1">
            <text:p>40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string" table:style-name="ce1">
            <text:p>Week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Barthelemy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Martin (French part)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string" table:style-name="ce1">
            <text:p>Week</text:p>
          </table:table-cell>
          <table:table-cell office:value-type="float" office:value="8" table:style-name="ce1">
            <text:p>8</text:p>
          </table:table-cell>
          <table:table-cell office:value-type="float" office:value="4.4809999999999999" table:style-name="ce1">
            <text:p>4.481</text:p>
          </table:table-cell>
          <table:table-cell office:value-type="float" office:value="692" table:style-name="ce1">
            <text:p>6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46,9</text:p>
          </table:table-cell>
          <table:table-cell office:value-type="float" office:value="0" table:style-name="ce1">
            <text:p>0</text:p>
          </table:table-cell>
          <table:table-cell office:value-type="float" office:value="11.023999999999999" table:style-name="ce1">
            <text:p>11.0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string" table:style-name="ce1">
            <text:p>Week</text:p>
          </table:table-cell>
          <table:table-cell office:value-type="float" office:value="11" table:style-name="ce1">
            <text:p>11</text:p>
          </table:table-cell>
          <table:table-cell office:value-type="float" office:value="9.9290000000000003" table:style-name="ce1">
            <text:p>9.929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0,2</text:p>
          </table:table-cell>
          <table:table-cell office:value-type="float" office:value="0" table:style-name="ce1">
            <text:p>0</text:p>
          </table:table-cell>
          <table:table-cell office:value-type="float" office:value="49.529000000000003" table:style-name="ce1">
            <text:p>49.52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cuador</text:p>
          </table:table-cell>
          <table:table-cell office:value-type="string" table:style-name="ce1">
            <text:p>Week</text:p>
          </table:table-cell>
          <table:table-cell office:value-type="float" office:value="10" table:style-name="ce1">
            <text:p>10</text:p>
          </table:table-cell>
          <table:table-cell office:value-type="float" office:value="393" table:style-name="ce1">
            <text:p>393</text:p>
          </table:table-cell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,5</text:p>
          </table:table-cell>
          <table:table-cell office:value-type="float" office:value="0" table:style-name="ce1">
            <text:p>0</text:p>
          </table:table-cell>
          <table:table-cell office:value-type="float" office:value="16.225000000000001" table:style-name="ce1">
            <text:p>16.2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1.161000000000001" table:style-name="ce1">
            <text:p>31.1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string" table:style-name="ce1">
            <text:p>Week</text:p>
          </table:table-cell>
          <table:table-cell office:value-type="float" office:value="11" table:style-name="ce1">
            <text:p>11</text:p>
          </table:table-cell>
          <table:table-cell office:value-type="float" office:value="1.847" table:style-name="ce1">
            <text:p>1.847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</text:p>
          </table:table-cell>
          <table:table-cell office:value-type="float" office:value="0" table:style-name="ce1">
            <text:p>0</text:p>
          </table:table-cell>
          <table:table-cell office:value-type="float" office:value="31.292000000000002" table:style-name="ce1">
            <text:p>31.29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16.649999999999999" table:style-name="ce1">
            <text:p>16.65</text:p>
          </table:table-cell>
          <table:table-cell office:value-type="float" office:value="982" table:style-name="ce1">
            <text:p>98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2,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string" table:style-name="ce1">
            <text:p>Week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float" office:value="42.154000000000003" table:style-name="ce1">
            <text:p>42.15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razil</text:p>
          </table:table-cell>
          <table:table-cell office:value-type="string" table:style-name="ce1">
            <text:p>Week</text:p>
          </table:table-cell>
          <table:table-cell office:value-type="float" office:value="8" table:style-name="ce1">
            <text:p>8</text:p>
          </table:table-cell>
          <table:table-cell office:value-type="float" office:value="3.5169999999999999" table:style-name="ce1">
            <text:p>3.517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1"/>
          <table:table-cell office:value-type="float" office:value="203.65700000000001" table:style-name="ce1">
            <text:p>203.6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7.923999999999999" table:style-name="ce1">
            <text:p>17.9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string" table:style-name="ce1">
            <text:p>Week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7.032" table:style-name="ce1">
            <text:p>7.0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.4289999999999998" table:style-name="ce1">
            <text:p>3.429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3.556" table:style-name="ce1">
            <text:p>3.556</text:p>
          </table:table-cell>
          <table:table-cell office:value-type="float" office:value="119" table:style-name="ce1">
            <text:p>1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,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tigua and Barbud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92" table:style-name="ce1">
            <text:p>9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rub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hama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87" table:style-name="ce1">
            <text:p>38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rbado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290" table:style-name="ce1">
            <text:p>29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yman Island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uracao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renad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yan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807" table:style-name="ce1">
            <text:p>80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amaic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2.8130000000000002" table:style-name="ce1">
            <text:p>2.81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ontserrat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Kitts and Nevi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Luci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Vincent and the Grenadine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int Maarten (Dutch part)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uriname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48" table:style-name="ce1">
            <text:p>5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rinidad and Tobago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.3460000000000001" table:style-name="ce1">
            <text:p>1.34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urks and Caicos Island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K)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float" office:value="36.595999999999997" table:style-name="ce1">
            <text:p>36.596</text:p>
          </table:table-cell>
          <table:table-cell office:value-type="float" office:value="1.6" table:style-name="ce1">
            <text:p>1.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3,9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1:25Z</meta:creation-date>
    <dc:date>2018-09-01T14:37:12Z</dc:date>
  </office:meta>
</office:document-meta>
</file>